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formula="of:=SUM([.B3:.B54])" office:value-type="float" office:value="24">
            <text:p>24</text:p>
          </table:table-cell>
          <table:table-cell table:formula="of:=SUM([.C3:.C54])" office:value-type="float" office:value="28">
            <text:p>28</text:p>
          </table:table-cell>
          <table:table-cell table:formula="of:=SUM([.D3:.D54])" office:value-type="float" office:value="138">
            <text:p>138</text:p>
          </table:table-cell>
          <table:table-cell table:formula="of:=SUM([.E3:.E54])" office:value-type="float" office:value="181">
            <text:p>181</text:p>
          </table:table-cell>
        </table:table-row>
        <table:table-row table:style-name="ro2">
          <table:table-cell table:number-columns-repeated="2"/>
          <table:table-cell table:formula="of:=[.C55]+[.B55]" office:value-type="float" office:value="52">
            <text:p>52</text:p>
          </table:table-cell>
          <table:table-cell/>
          <table:table-cell table:formula="of:=[.E55]+[.D55]" office:value-type="float" office:value="319">
            <text:p>319</text:p>
          </table:table-cell>
        </table:table-row>
        <table:table-row table:style-name="ro2">
          <table:table-cell/>
          <table:table-cell table:formula="of:=[.B55]/[.C56]" office:value-type="float" office:value="0.461538461538462">
            <text:p>0.4615384615</text:p>
          </table:table-cell>
          <table:table-cell table:formula="of:=[.C55]/[.C56]" office:value-type="float" office:value="0.538461538461538">
            <text:p>0.5384615385</text:p>
          </table:table-cell>
          <table:table-cell table:formula="of:=[.D55]/[.E56]" office:value-type="float" office:value="0.432601880877743">
            <text:p>0.4326018809</text:p>
          </table:table-cell>
          <table:table-cell table:formula="of:=[.E55]/[.E56]" office:value-type="float" office:value="0.567398119122257">
            <text:p>0.5673981191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float" office:value="46.15">
            <text:p>46.15</text:p>
          </table:table-cell>
          <table:table-cell table:formula="of:=100-[.B60]" office:value-type="float" office:value="53.85">
            <text:p>53.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.26">
            <text:p>43.26</text:p>
          </table:table-cell>
          <table:table-cell table:formula="of:=100-[.B61]" office:value-type="float" office:value="56.74">
            <text:p>56.74</text:p>
          </table:table-cell>
          <table:table-cell table:number-columns-repeated="2"/>
        </table:table-row>
        <table:table-row table:style-name="ro2" table:number-rows-repeated="10485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Real – detectado</text:p>
          </table:table-cell>
          <table:table-cell table:number-columns-repeated="3"/>
        </table:table-row>
        <table:table-row table:style-name="ro2">
          <table:table-cell office:value-type="string">
            <text:p>id</text:p>
          </table:table-cell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SUM([.B3:.B32])" office:value-type="float" office:value="17">
            <text:p>17</text:p>
          </table:table-cell>
          <table:table-cell table:formula="of:=SUM([.C3:.C32])" office:value-type="float" office:value="19">
            <text:p>19</text:p>
          </table:table-cell>
          <table:table-cell table:formula="of:=SUM([.D3:.D32])" office:value-type="float" office:value="51">
            <text:p>51</text:p>
          </table:table-cell>
          <table:table-cell table:formula="of:=SUM([.E3:.E32])" office:value-type="float" office:value="117">
            <text:p>11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style-name="ce1"/>
          <table:table-cell table:style-name="ce1" table:formula="of:=[.C33]+[.B33]" office:value-type="float" office:value="36">
            <text:p>36</text:p>
          </table:table-cell>
          <table:table-cell table:style-name="ce1"/>
          <table:table-cell table:style-name="ce1" table:formula="of:=[.E33]+[.D33]" office:value-type="float" office:value="168">
            <text:p>168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1" table:formula="of:=[.B33]/[.C34]" office:value-type="float" office:value="0.472222222222222">
            <text:p>0.4722222222</text:p>
          </table:table-cell>
          <table:table-cell table:style-name="ce1" table:formula="of:=[.C33]/[.C34]" office:value-type="float" office:value="0.527777777777778">
            <text:p>0.5277777778</text:p>
          </table:table-cell>
          <table:table-cell table:style-name="ce1" table:formula="of:=[.D33]/[.E34]" office:value-type="float" office:value="0.303571428571429">
            <text:p>0.3035714286</text:p>
          </table:table-cell>
          <table:table-cell table:style-name="ce1" table:formula="of:=[.E33]/[.E34]" office:value-type="float" office:value="0.696428571428571">
            <text:p>0.69642857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4"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float" office:value="37">
            <text:p>37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table:number-columns-repeated="4"/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table:number-columns-repeated="4"/>
        </table:table-row>
        <table:table-row table:style-name="ro2">
          <table:table-cell office:value-type="float" office:value="46">
            <text:p>46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table:number-columns-repeated="4"/>
        </table:table-row>
        <table:table-row table:style-name="ro2">
          <table:table-cell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office:value-type="float" office:value="51">
            <text:p>51</text:p>
          </table:table-cell>
          <table:table-cell table:number-columns-repeated="4"/>
        </table:table-row>
        <table:table-row table:style-name="ro2">
          <table:table-cell office:value-type="float" office:value="52">
            <text:p>52</text:p>
          </table:table-cell>
          <table:table-cell table:number-columns-repeated="4"/>
        </table:table-row>
      </table:table>
      <table:table table:name="new sensor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Real – detectado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 T</text:p>
          </table:table-cell>
          <table:table-cell office:value-type="string">
            <text:p>T F</text:p>
          </table:table-cell>
          <table:table-cell office:value-type="string">
            <text:p>F T</text:p>
          </table:table-cell>
          <table:table-cell office:value-type="string">
            <text:p>F F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" office:value-type="string">
            <text:p>Sensor sintético</text:p>
          </table:table-cell>
          <table:table-cell table:number-columns-repeated="2"/>
          <table:table-cell table:style-name="ce2" office:value-type="string">
            <text:p>Sensor físico</text:p>
          </table:table-cell>
          <table:table-cell/>
        </table:table-row>
        <table:table-row table:style-name="ro2">
          <table:table-cell/>
          <table:table-cell table:formula="of:=SUM([.B3:.B57])" office:value-type="float" office:value="17">
            <text:p>17</text:p>
          </table:table-cell>
          <table:table-cell table:formula="of:=SUM([.C3:.C57])" office:value-type="float" office:value="29">
            <text:p>29</text:p>
          </table:table-cell>
          <table:table-cell table:formula="of:=SUM([.D3:.D57])" office:value-type="float" office:value="22">
            <text:p>22</text:p>
          </table:table-cell>
          <table:table-cell table:formula="of:=SUM([.E3:.E57])" office:value-type="float" office:value="272">
            <text:p>272</text:p>
          </table:table-cell>
          <table:table-cell table:number-columns-repeated="3"/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/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table:number-columns-repeated="2"/>
          <table:table-cell table:formula="of:=[.C58]+[.B58]" office:value-type="float" office:value="46">
            <text:p>46</text:p>
          </table:table-cell>
          <table:table-cell/>
          <table:table-cell table:formula="of:=[.E58]+[.D58]" office:value-type="float" office:value="294">
            <text:p>294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/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table:formula="of:=[.B58]/[.C59]" office:value-type="float" office:value="0.369565217391304">
            <text:p>0.3695652174</text:p>
          </table:table-cell>
          <table:table-cell table:formula="of:=[.C58]/[.C59]" office:value-type="float" office:value="0.630434782608696">
            <text:p>0.6304347826</text:p>
          </table:table-cell>
          <table:table-cell table:formula="of:=[.D58]/[.E59]" office:value-type="float" office:value="0.0748299319727891">
            <text:p>0.074829932</text:p>
          </table:table-cell>
          <table:table-cell table:formula="of:=[.E58]/[.E59]" office:value-type="float" office:value="0.925170068027211">
            <text:p>0.92517006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 </meta:initial-creator>
    <meta:creation-date>2014-05-19T16:06:20</meta:creation-date>
    <dc:date>2014-05-27T02:18:58</dc:date>
    <dc:creator>dav </dc:creator>
    <meta:editing-duration>PT3H18M38S</meta:editing-duration>
    <meta:editing-cycles>16</meta:editing-cycles>
    <meta:generator>LibreOffice/3.5$Linux_X86_64 LibreOffice_project/350m1$Build-2</meta:generator>
    <meta:document-statistic meta:table-count="3" meta:cell-count="767" meta:object-count="0"/>
  </office:meta>
</office:document-meta>
</file>